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02328" calcext:value-type="float">
            <text:p>93.3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8344" calcext:value-type="float">
            <text:p>92.6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902</text:p>
          </table:table-cell>
          <table:table-cell office:value-type="string" calcext:value-type="string">
            <text:p>TWDB:11609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